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5" style:family="table-cell" style:parent-style-name="Default" style:data-style-name="N11"/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.00.0000</text:date>, <text:time style:data-style-name="N2" text:time-value="22:41:33.87486831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6-21T00:20:09.671604139</dc:date>
    <meta:editing-duration>PT4H8M5S</meta:editing-duration>
    <meta:editing-cycles>10</meta:editing-cycles>
    <meta:document-statistic meta:table-count="2" meta:cell-count="998" meta:object-count="0"/>
  </office:meta>
</office:document-meta>
</file>